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language="ru" fo:country="RU" fo:font-weight="normal" style:font-weight-asian="normal" style:font-weight-complex="normal"/>
    </style:style>
    <style:style style:name="T8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79cm" svg:height="0.771cm" draw:z-index="0"><draw:image xlink:href="../../odt/images/0075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Абсолютное значени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C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51cm" draw:z-index="0"><draw:image xlink:href="../../odt/images/007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">Блок </text:span><text:span text:style-name="T2">реализует вычисление модуля входной величины</text:span><text:span text:style-name="T3">. </text:span><text:span text:style-name="T6">Для </text:span><text:span text:style-name="T8">скалярного</text:span><text:span text:style-name="T6"> входного сигнала:</text:span></text:p>
            <text:p text:style-name="P5"><text:span text:style-name="T6"><draw:frame draw:style-name="fr3" draw:name="Объект1" text:anchor-type="as-char" svg:width="2.526cm" svg:height="0.56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,</text:span></text:p>
            <text:p text:style-name="P6"><text:span text:style-name="T6">где</text:span><text:span text:style-name="T6"><draw:frame draw:style-name="fr3" draw:name="Объект2" text:anchor-type="as-char" svg:width="2.418cm" svg:height="0.564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6">– входной и выходной сигналы. Для </text:span><text:span text:style-name="T8">векторного</text:span><text:span text:style-name="T6"> входного сигнала:</text:span></text:p>
            <text:p text:style-name="P5"><text:span text:style-name="T3"><draw:frame draw:style-name="fr3" draw:name="Object1" text:anchor-type="as-char" svg:width="6.05cm" svg:height="0.62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</text:span></text:p>
            <text:p text:style-name="P4">где<draw:frame draw:style-name="fr3" draw:name="Объект3" text:anchor-type="as-char" svg:width="2.609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<text:span text:style-name="T11">i-</text:span><text:span text:style-name="T9">ые элементы </text:span>входного<text:span text:style-name="T9"> и выходного </text:span><text:span text:style-name="T10">векторных</text:span><text:span text:style-name="T9"> сигналов</text:span>.</text:p>
            <text:p text:style-name="P4"><text:span text:style-name="T5">Свойства</text:span><text:span text:style-name="T12">:</text:span> для работы блока задавать параметры не требуется.</text:p>
            <text:p text:style-name="P8"><text:span text:style-name="T4">Примечания</text:span><text:span text:style-name="T7">:</text:span></text:p>
            <text:list xml:id="list1863987954974478486" text:style-name="L1">
              <text:list-item>
                <text:p text:style-name="P9">Размерность выходного сигнала всегда равна размерности входного сигнала.</text:p>
              </text:list-item>
              <text:list-item>
                <text:p text:style-name="P10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Абсолютное значение</dc:title>
    <dc:date>2012-03-30T20:18:09.92</dc:date>
    <meta:generator>OpenOffice_Beta/4.1.0$Win32 OpenOffice.org_project/410m14$Build-9760</meta:generator>
    <meta:editing-duration>PT1H58M6S</meta:editing-duration>
    <meta:editing-cycles>46</meta:editing-cycles>
    <meta:document-statistic meta:table-count="1" meta:image-count="2" meta:object-count="4" meta:page-count="1" meta:paragraph-count="15" meta:word-count="75" meta:character-count="507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enced open="∣" close="∣">
          <mrow>
            <msub>
              <mi>u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</mrow>
      <mi>,</mi>
      <mi/>
      <mrow>
        <mi>i</mi>
        <mo stretchy="false">=</mo>
        <mn>1...n</mn>
      </mrow>
      <mi>,</mi>
      <mi/>
      <mrow>
        <mi>n</mi>
        <mo stretchy="false">≥</mo>
        <mn>2</mn>
      </mrow>
    </mrow>
    <annotation encoding="StarMath 5.0">y_i(t) = abs{u_i(t)} , ~ i=1...n, ~n&gt;=2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∣" close="∣">
          <mrow>
            <mi>u</mi>
            <mrow>
              <mo stretchy="false">(</mo>
              <mrow>
                <mi>t</mi>
              </mrow>
              <mo stretchy="false">)</mo>
            </mrow>
          </mrow>
        </mfenced>
      </mrow>
    </mrow>
    <annotation encoding="StarMath 5.0">y(t) = abs { u(t) }</annotation>
  </semantics>
</math>
</file>

<file path=Object 3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  <mi>,</mi>
      <mi/>
      <msub>
        <mi>y</mi>
        <mi>i</mi>
      </msub>
      <mrow>
        <mo stretchy="false">(</mo>
        <mrow>
          <mi>t</mi>
        </mrow>
        <mo stretchy="false">)</mo>
      </mrow>
    </mrow>
    <annotation encoding="StarMath 5.0">u_i(t),~y_i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u(t),~y(t)</annotation>
  </semantics>
</math>
</file>